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0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Dash_20_10" svg:stroke-width="0.02cm" svg:stroke-color="#000000" draw:stroke-linejoin="miter" svg:stroke-linecap="butt" draw:fill="none" draw:fill-color="#ffffff" draw:textarea-horizontal-align="center" draw:textarea-vertical-align="middl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416cm" fo:min-width="2.87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416cm" fo:min-width="3.685cm" fo:padding-top="0cm" fo:padding-bottom="0cm" fo:padding-left="0cm" fo:padding-right="0cm"/>
    </style:style>
    <style:style style:name="gr5" style:family="graphic" style:parent-style-name="standard">
      <style:graphic-properties draw:stroke="solid" draw:stroke-dash="Dash_20_10" svg:stroke-width="0.02cm" svg:stroke-color="#000000" draw:stroke-linejoin="miter" svg:stroke-linecap="butt" draw:textarea-horizontal-align="center" draw:textarea-vertical-align="middle" fo:padding-top="0.01cm" fo:padding-bottom="0.01cm" fo:padding-left="0.01cm" fo:padding-right="0.01cm"/>
    </style:style>
    <style:style style:name="gr6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solid" draw:stroke-dash="Dash_20_10" svg:stroke-width="0.02cm" svg:stroke-color="#000000" draw:stroke-linejoin="miter" svg:stroke-linecap="butt" draw:fill="none" draw:fill-color="#000000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16cm" fo:min-width="2.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16cm" fo:min-width="3.8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16cm" fo:min-width="3.02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16cm" fo:min-width="3.1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16cm" fo:min-width="3.5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16cm" fo:min-width="3.7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23cm" fo:min-width="0.205cm" fo:padding-top="0cm" fo:padding-bottom="0cm" fo:padding-left="0cm" fo:padding-right="0cm"/>
    </style:style>
    <style:style style:name="gr1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008000" draw:textarea-horizontal-align="center" draw:textarea-vertical-align="middle"/>
    </style:style>
    <style:style style:name="gr16" style:family="graphic" style:parent-style-name="standard">
      <style:graphic-properties draw:stroke="solid" draw:stroke-dash="Dash_20_10" svg:stroke-width="0.02cm" svg:stroke-color="#008000" draw:stroke-linejoin="miter" svg:stroke-linecap="butt" draw:fill="none" draw:fill-color="#008000" draw:textarea-horizontal-align="center" draw:textarea-vertical-align="middle" fo:padding-top="0.01cm" fo:padding-bottom="0.01cm" fo:padding-left="0.01cm" fo:padding-right="0.01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416cm" fo:min-width="0.76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16cm" fo:min-width="1.852cm" fo:padding-top="0cm" fo:padding-bottom="0cm" fo:padding-left="0cm" fo:padding-right="0cm"/>
    </style:style>
    <style:style style:name="gr19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ff0000" draw:textarea-horizontal-align="center" draw:textarea-vertical-align="middle"/>
    </style:style>
    <style:style style:name="gr20" style:family="graphic" style:parent-style-name="standard">
      <style:graphic-properties draw:stroke="solid" draw:stroke-dash="Dash_20_10" svg:stroke-width="0.02cm" svg:stroke-color="#ff0000" draw:stroke-linejoin="miter" svg:stroke-linecap="butt" draw:fill="none" draw:fill-color="#ff0000" draw:textarea-horizontal-align="center" draw:textarea-vertical-align="middle" fo:padding-top="0.01cm" fo:padding-bottom="0.01cm" fo:padding-left="0.01cm" fo:padding-right="0.0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416cm" fo:min-width="1.90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23cm" fo:min-width="2.14cm" fo:padding-top="0cm" fo:padding-bottom="0cm" fo:padding-left="0cm" fo:padding-right="0cm"/>
    </style:style>
    <style:style style:name="gr23" style:family="graphic" style:parent-style-name="objectwithoutfill">
      <style:graphic-properties draw:stroke="dash" draw:stroke-dash="Fine_20_Dashed" draw:marker-start="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383cm" fo:min-width="0.261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fo:font-family="'Times New Roman'" style:font-family-generic="roman" style:font-pitch="variable" fo:font-size="10.3000001907349pt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pitch-asian="variable" style:font-size-asian="10.3000001907349pt" style:font-family-complex="'Times New Roman'" style:font-family-generic-complex="roman" style:font-pitch-complex="variable" style:font-size-complex="10.3000001907349pt" style:text-scale="100%" style:text-overline-style="none" style:text-overline-color="font-color"/>
    </style:style>
    <style:style style:name="P3" style:family="paragraph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pitch-asian="variable" style:font-size-asian="8pt" style:font-family-complex="'Times New Roman'" style:font-family-generic-complex="roman" style:font-pitch-complex="variable" style:font-size-complex="8pt" style:text-scale="100%" style:text-overline-style="none" style:text-overline-color="font-color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10.3000001907349pt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pitch-asian="variable" style:font-size-asian="10.3000001907349pt" style:font-family-complex="'Times New Roman'" style:font-family-generic-complex="roman" style:font-pitch-complex="variable" style:font-size-complex="10.3000001907349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pitch-asian="variable" style:font-size-asian="8pt" style:font-family-complex="'Times New Roman'" style:font-family-generic-complex="roman" style:font-pitch-complex="variable" style:font-size-complex="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.008cm" svg:y1="20.712cm" svg:x2="1.008cm" svg:y2="8.985cm">
          <text:p/>
        </draw:line>
        <draw:line draw:style-name="gr1" draw:text-style-name="P1" draw:layer="layout" svg:x1="1.008cm" svg:y1="8.985cm" svg:x2="19.99cm" svg:y2="8.985cm">
          <text:p/>
        </draw:line>
        <draw:line draw:style-name="gr1" draw:text-style-name="P1" draw:layer="layout" svg:x1="19.99cm" svg:y1="8.985cm" svg:x2="19.99cm" svg:y2="20.712cm">
          <text:p/>
        </draw:line>
        <draw:line draw:style-name="gr1" draw:text-style-name="P1" draw:layer="layout" svg:x1="19.99cm" svg:y1="20.712cm" svg:x2="1.008cm" svg:y2="20.712cm">
          <text:p/>
        </draw:line>
        <draw:polygon draw:style-name="gr2" draw:text-style-name="P1" draw:layer="layout" svg:width="5.803cm" svg:height="0.724cm" svg:x="2.217cm" svg:y="9.066cm" svg:viewBox="0 0 5804 725" draw:points="5804,0 0,0 0,725 5804,725">
          <text:p/>
        </draw:polygon>
        <draw:frame draw:style-name="gr3" draw:text-style-name="P2" draw:layer="layout" svg:width="2.876cm" svg:height="0.416cm" svg:x="3.708cm" svg:y="9.194cm">
          <draw:text-box>
            <text:p><text:span text:style-name="T1">VM1 appid1 laddr1</text:span></text:p>
          </draw:text-box>
        </draw:frame>
        <draw:polygon draw:style-name="gr2" draw:text-style-name="P1" draw:layer="layout" svg:width="5.803cm" svg:height="0.724cm" svg:x="2.217cm" svg:y="10.537cm" svg:viewBox="0 0 5804 725" draw:points="5804,0 0,0 0,725 5804,725">
          <text:p/>
        </draw:polygon>
        <draw:frame draw:style-name="gr4" draw:text-style-name="P2" draw:layer="layout" svg:width="3.685cm" svg:height="0.416cm" svg:x="3.295cm" svg:y="10.665cm">
          <draw:text-box>
            <text:p><text:span text:style-name="T1">system page table lookup</text:span></text:p>
          </draw:text-box>
        </draw:frame>
        <draw:path draw:style-name="gr5" draw:text-style-name="P1" draw:layer="layout" svg:width="0cm" svg:height="0.538cm" svg:x="5.119cm" svg:y="9.795cm" svg:viewBox="0 0 0 539" svg:d="M0 0c0 162 0 358 0 539">
          <text:p/>
        </draw:path>
        <draw:polygon draw:style-name="gr6" draw:text-style-name="P1" draw:layer="layout" svg:width="0.141cm" svg:height="0.2cm" svg:x="5.048cm" svg:y="10.335cm" svg:viewBox="0 0 142 201" draw:points="142,0 71,201 0,0">
          <text:p/>
        </draw:polygon>
        <draw:polygon draw:style-name="gr7" draw:text-style-name="P1" draw:layer="layout" svg:width="0.141cm" svg:height="0.2cm" svg:x="5.048cm" svg:y="10.335cm" svg:viewBox="0 0 142 201" draw:points="142,0 71,201 0,0">
          <text:p/>
        </draw:polygon>
        <draw:polygon draw:style-name="gr7" draw:text-style-name="P1" draw:layer="layout" svg:width="5.803cm" svg:height="0.724cm" svg:x="2.217cm" svg:y="12.008cm" svg:viewBox="0 0 5804 725" draw:points="5804,0 0,0 0,725 5804,725">
          <text:p/>
        </draw:polygon>
        <draw:frame draw:style-name="gr8" draw:text-style-name="P2" draw:layer="layout" svg:width="2.39cm" svg:height="0.416cm" svg:x="3.94cm" svg:y="12.136cm">
          <draw:text-box>
            <text:p><text:span text:style-name="T1">physical address</text:span></text:p>
          </draw:text-box>
        </draw:frame>
        <draw:path draw:style-name="gr5" draw:text-style-name="P1" draw:layer="layout" svg:width="0cm" svg:height="0.538cm" svg:x="5.119cm" svg:y="11.266cm" svg:viewBox="0 0 0 539" svg:d="M0 0c0 162 0 358 0 539">
          <text:p/>
        </draw:path>
        <draw:polygon draw:style-name="gr6" draw:text-style-name="P1" draw:layer="layout" svg:width="0.141cm" svg:height="0.2cm" svg:x="5.048cm" svg:y="11.806cm" svg:viewBox="0 0 142 201" draw:points="142,0 71,201 0,0">
          <text:p/>
        </draw:polygon>
        <draw:polygon draw:style-name="gr7" draw:text-style-name="P1" draw:layer="layout" svg:width="0.141cm" svg:height="0.2cm" svg:x="5.048cm" svg:y="11.806cm" svg:viewBox="0 0 142 201" draw:points="142,0 71,201 0,0">
          <text:p/>
        </draw:polygon>
        <draw:polygon draw:style-name="gr7" draw:text-style-name="P1" draw:layer="layout" svg:width="5.803cm" svg:height="1.369cm" svg:x="2.217cm" svg:y="13.479cm" svg:viewBox="0 0 5804 1370" draw:points="5804,0 0,0 0,1370 5804,1370">
          <text:p/>
        </draw:polygon>
        <draw:frame draw:style-name="gr9" draw:text-style-name="P2" draw:layer="layout" svg:width="3.888cm" svg:height="0.416cm" svg:x="3.215cm" svg:y="13.527cm">
          <draw:text-box>
            <text:p><text:span text:style-name="T1">physical page table lookup</text:span></text:p>
          </draw:text-box>
        </draw:frame>
        <draw:frame draw:style-name="gr10" draw:text-style-name="P2" draw:layer="layout" svg:width="3.025cm" svg:height="0.416cm" svg:x="3.618cm" svg:y="13.93cm">
          <draw:text-box>
            <text:p><text:span text:style-name="T1">page.APPID=appid1</text:span></text:p>
          </draw:text-box>
        </draw:frame>
        <draw:frame draw:style-name="gr11" draw:text-style-name="P2" draw:layer="layout" svg:width="3.16cm" svg:height="0.416cm" svg:x="3.567cm" svg:y="14.333cm">
          <draw:text-box>
            <text:p><text:span text:style-name="T1">page.LADDR=laddr1</text:span></text:p>
          </draw:text-box>
        </draw:frame>
        <draw:path draw:style-name="gr5" draw:text-style-name="P1" draw:layer="layout" svg:width="0cm" svg:height="0.536cm" svg:x="5.119cm" svg:y="12.737cm" svg:viewBox="0 0 0 537" svg:d="M0 0c0 155 0 346 0 537">
          <text:p/>
        </draw:path>
        <draw:polygon draw:style-name="gr6" draw:text-style-name="P1" draw:layer="layout" svg:width="0.141cm" svg:height="0.201cm" svg:x="5.048cm" svg:y="13.277cm" svg:viewBox="0 0 142 202" draw:points="142,0 71,202 0,0">
          <text:p/>
        </draw:polygon>
        <draw:polygon draw:style-name="gr7" draw:text-style-name="P1" draw:layer="layout" svg:width="0.141cm" svg:height="0.201cm" svg:x="5.048cm" svg:y="13.277cm" svg:viewBox="0 0 142 202" draw:points="142,0 71,202 0,0">
          <text:p/>
        </draw:polygon>
        <draw:polygon draw:style-name="gr7" draw:text-style-name="P1" draw:layer="layout" svg:width="7.817cm" svg:height="1.127cm" svg:x="1.21cm" svg:y="15.594cm" svg:viewBox="0 0 7818 1128" draw:points="3909,0 0,564 3909,1128 7818,564">
          <text:p/>
        </draw:polygon>
        <draw:frame draw:style-name="gr12" draw:text-style-name="P2" draw:layer="layout" svg:width="3.583cm" svg:height="0.416cm" svg:x="3.336cm" svg:y="15.923cm">
          <draw:text-box>
            <text:p><text:span text:style-name="T1">appid1 == page.APPID?</text:span></text:p>
          </draw:text-box>
        </draw:frame>
        <draw:path draw:style-name="gr5" draw:text-style-name="P1" draw:layer="layout" svg:width="0cm" svg:height="0.538cm" svg:x="5.119cm" svg:y="14.85cm" svg:viewBox="0 0 0 539" svg:d="M0 0c0 174 0 361 0 539">
          <text:p/>
        </draw:path>
        <draw:polygon draw:style-name="gr6" draw:text-style-name="P1" draw:layer="layout" svg:width="0.141cm" svg:height="0.2cm" svg:x="5.048cm" svg:y="15.389cm" svg:viewBox="0 0 142 201" draw:points="142,0 71,201 0,0">
          <text:p/>
        </draw:polygon>
        <draw:polygon draw:style-name="gr7" draw:text-style-name="P1" draw:layer="layout" svg:width="0.141cm" svg:height="0.2cm" svg:x="5.048cm" svg:y="15.389cm" svg:viewBox="0 0 142 201" draw:points="142,0 71,201 0,0">
          <text:p/>
        </draw:polygon>
        <draw:polygon draw:style-name="gr7" draw:text-style-name="P1" xml:id="id1" draw:id="id1" draw:layer="layout" svg:width="8.059cm" svg:height="1.127cm" svg:x="1.089cm" svg:y="17.75cm" svg:viewBox="0 0 8060 1128" draw:points="4030,0 0,564 4030,1128 8060,564">
          <text:p/>
        </draw:polygon>
        <draw:frame draw:style-name="gr13" draw:text-style-name="P2" draw:layer="layout" svg:width="3.719cm" svg:height="0.416cm" svg:x="3.285cm" svg:y="18.08cm">
          <draw:text-box>
            <text:p><text:span text:style-name="T1">laddr1 == page.LADDR?</text:span></text:p>
          </draw:text-box>
        </draw:frame>
        <draw:path draw:style-name="gr5" draw:text-style-name="P1" draw:layer="layout" svg:width="0cm" svg:height="0.811cm" svg:x="5.119cm" svg:y="16.723cm" svg:viewBox="0 0 0 812" svg:d="M0 0c0 247 0 544 0 812">
          <text:p/>
        </draw:path>
        <draw:polygon draw:style-name="gr6" draw:text-style-name="P1" draw:layer="layout" svg:width="0.141cm" svg:height="0.2cm" svg:x="5.048cm" svg:y="17.542cm" svg:viewBox="0 0 142 201" draw:points="142,0 71,201 0,0">
          <text:p/>
        </draw:polygon>
        <draw:polygon draw:style-name="gr7" draw:text-style-name="P1" draw:layer="layout" svg:width="0.141cm" svg:height="0.2cm" svg:x="5.048cm" svg:y="17.542cm" svg:viewBox="0 0 142 201" draw:points="142,0 71,201 0,0">
          <text:p/>
        </draw:polygon>
        <draw:frame draw:style-name="gr14" draw:text-style-name="P3" draw:layer="layout" svg:width="0.205cm" svg:height="0.323cm" svg:x="5.169cm" svg:y="17.059cm">
          <draw:text-box>
            <text:p><text:span text:style-name="T2">Y</text:span></text:p>
          </draw:text-box>
        </draw:frame>
        <draw:polygon draw:style-name="gr15" draw:text-style-name="P1" draw:layer="layout" svg:width="5.803cm" svg:height="0.724cm" svg:x="2.217cm" svg:y="19.906cm" svg:viewBox="0 0 5804 725" draw:points="5804,0 0,0 0,725 5804,725">
          <text:p/>
        </draw:polygon>
        <draw:polygon draw:style-name="gr16" draw:text-style-name="P1" draw:layer="layout" svg:width="5.803cm" svg:height="0.724cm" svg:x="2.217cm" svg:y="19.906cm" svg:viewBox="0 0 5804 725" draw:points="5804,0 0,0 0,725 5804,725">
          <text:p/>
        </draw:polygon>
        <draw:frame draw:style-name="gr17" draw:text-style-name="P2" draw:layer="layout" svg:width="0.768cm" svg:height="0.416cm" svg:x="4.736cm" svg:y="20.034cm">
          <draw:text-box>
            <text:p><text:span text:style-name="T1">DDR</text:span></text:p>
          </draw:text-box>
        </draw:frame>
        <draw:path draw:style-name="gr5" draw:text-style-name="P1" draw:layer="layout" svg:width="0cm" svg:height="0.819cm" svg:x="5.119cm" svg:y="18.883cm" svg:viewBox="0 0 0 820" svg:d="M0 0c0 257 0 563 0 820">
          <text:p/>
        </draw:path>
        <draw:polygon draw:style-name="gr6" draw:text-style-name="P1" draw:layer="layout" svg:width="0.141cm" svg:height="0.201cm" svg:x="5.048cm" svg:y="19.703cm" svg:viewBox="0 0 142 202" draw:points="142,0 71,202 0,0">
          <text:p/>
        </draw:polygon>
        <draw:polygon draw:style-name="gr7" draw:text-style-name="P1" draw:layer="layout" svg:width="0.141cm" svg:height="0.201cm" svg:x="5.048cm" svg:y="19.703cm" svg:viewBox="0 0 142 202" draw:points="142,0 71,202 0,0">
          <text:p/>
        </draw:polygon>
        <draw:frame draw:style-name="gr14" draw:text-style-name="P3" draw:layer="layout" svg:width="0.205cm" svg:height="0.323cm" svg:x="5.169cm" svg:y="19.216cm">
          <draw:text-box>
            <text:p><text:span text:style-name="T2">Y</text:span></text:p>
          </draw:text-box>
        </draw:frame>
        <draw:polygon draw:style-name="gr7" draw:text-style-name="P1" draw:layer="layout" svg:width="5.803cm" svg:height="0.724cm" svg:x="13.098cm" svg:y="9.066cm" svg:viewBox="0 0 5804 725" draw:points="5804,0 0,0 0,725 5804,725">
          <text:p/>
        </draw:polygon>
        <draw:frame draw:style-name="gr18" draw:text-style-name="P2" draw:layer="layout" svg:width="1.852cm" svg:height="0.416cm" svg:x="15.093cm" svg:y="9.194cm">
          <draw:text-box>
            <text:p><text:span text:style-name="T1">VM2 appid2</text:span></text:p>
          </draw:text-box>
        </draw:frame>
        <draw:polygon draw:style-name="gr7" draw:text-style-name="P1" draw:layer="layout" svg:width="5.803cm" svg:height="0.724cm" svg:x="13.098cm" svg:y="10.537cm" svg:viewBox="0 0 5804 725" draw:points="5804,0 0,0 0,725 5804,725">
          <text:p/>
        </draw:polygon>
        <draw:frame draw:style-name="gr4" draw:text-style-name="P2" draw:layer="layout" svg:width="3.685cm" svg:height="0.416cm" svg:x="14.176cm" svg:y="10.665cm">
          <draw:text-box>
            <text:p><text:span text:style-name="T1">system page table lookup</text:span></text:p>
          </draw:text-box>
        </draw:frame>
        <draw:path draw:style-name="gr5" draw:text-style-name="P1" draw:layer="layout" svg:width="0cm" svg:height="0.538cm" svg:x="16cm" svg:y="9.795cm" svg:viewBox="0 0 0 539" svg:d="M0 0c0 162 0 358 0 539">
          <text:p/>
        </draw:path>
        <draw:polygon draw:style-name="gr6" draw:text-style-name="P1" draw:layer="layout" svg:width="0.14cm" svg:height="0.2cm" svg:x="15.929cm" svg:y="10.335cm" svg:viewBox="0 0 141 201" draw:points="141,0 71,201 0,0">
          <text:p/>
        </draw:polygon>
        <draw:polygon draw:style-name="gr7" draw:text-style-name="P1" draw:layer="layout" svg:width="0.14cm" svg:height="0.2cm" svg:x="15.929cm" svg:y="10.335cm" svg:viewBox="0 0 141 201" draw:points="141,0 71,201 0,0">
          <text:p/>
        </draw:polygon>
        <draw:polygon draw:style-name="gr7" draw:text-style-name="P1" draw:layer="layout" svg:width="5.803cm" svg:height="0.724cm" svg:x="13.098cm" svg:y="12.008cm" svg:viewBox="0 0 5804 725" draw:points="5804,0 0,0 0,725 5804,725">
          <text:p/>
        </draw:polygon>
        <draw:frame draw:style-name="gr8" draw:text-style-name="P2" draw:layer="layout" svg:width="2.39cm" svg:height="0.416cm" svg:x="14.821cm" svg:y="12.136cm">
          <draw:text-box>
            <text:p><text:span text:style-name="T1">physical address</text:span></text:p>
          </draw:text-box>
        </draw:frame>
        <draw:path draw:style-name="gr5" draw:text-style-name="P1" draw:layer="layout" svg:width="0cm" svg:height="0.538cm" svg:x="16cm" svg:y="11.266cm" svg:viewBox="0 0 0 539" svg:d="M0 0c0 162 0 358 0 539">
          <text:p/>
        </draw:path>
        <draw:polygon draw:style-name="gr6" draw:text-style-name="P1" draw:layer="layout" svg:width="0.14cm" svg:height="0.2cm" svg:x="15.929cm" svg:y="11.806cm" svg:viewBox="0 0 141 201" draw:points="141,0 71,201 0,0">
          <text:p/>
        </draw:polygon>
        <draw:polygon draw:style-name="gr7" draw:text-style-name="P1" draw:layer="layout" svg:width="0.14cm" svg:height="0.2cm" svg:x="15.929cm" svg:y="11.806cm" svg:viewBox="0 0 141 201" draw:points="141,0 71,201 0,0">
          <text:p/>
        </draw:polygon>
        <draw:polygon draw:style-name="gr7" draw:text-style-name="P1" draw:layer="layout" svg:width="5.803cm" svg:height="0.966cm" svg:x="13.098cm" svg:y="13.68cm" svg:viewBox="0 0 5804 967" draw:points="5804,0 0,0 0,967 5804,967">
          <text:p/>
        </draw:polygon>
        <draw:frame draw:style-name="gr9" draw:text-style-name="P2" draw:layer="layout" svg:width="3.888cm" svg:height="0.416cm" svg:x="14.096cm" svg:y="13.728cm">
          <draw:text-box>
            <text:p><text:span text:style-name="T1">physical page table lookup</text:span></text:p>
          </draw:text-box>
        </draw:frame>
        <draw:frame draw:style-name="gr10" draw:text-style-name="P2" draw:layer="layout" svg:width="3.025cm" svg:height="0.416cm" svg:x="14.499cm" svg:y="14.131cm">
          <draw:text-box>
            <text:p><text:span text:style-name="T1">page.APPID=appid1</text:span></text:p>
          </draw:text-box>
        </draw:frame>
        <draw:path draw:style-name="gr5" draw:text-style-name="P1" draw:layer="layout" svg:width="0cm" svg:height="0.737cm" svg:x="16cm" svg:y="12.737cm" svg:viewBox="0 0 0 738" svg:d="M0 0c0 210 0 486 0 738">
          <text:p/>
        </draw:path>
        <draw:polygon draw:style-name="gr6" draw:text-style-name="P1" draw:layer="layout" svg:width="0.14cm" svg:height="0.201cm" svg:x="15.929cm" svg:y="13.477cm" svg:viewBox="0 0 141 202" draw:points="141,0 71,202 0,0">
          <text:p/>
        </draw:polygon>
        <draw:polygon draw:style-name="gr7" draw:text-style-name="P1" draw:layer="layout" svg:width="0.14cm" svg:height="0.201cm" svg:x="15.929cm" svg:y="13.477cm" svg:viewBox="0 0 141 202" draw:points="141,0 71,202 0,0">
          <text:p/>
        </draw:polygon>
        <draw:polygon draw:style-name="gr7" draw:text-style-name="P1" draw:layer="layout" svg:width="7.818cm" svg:height="1.127cm" svg:x="12.09cm" svg:y="15.594cm" svg:viewBox="0 0 7819 1128" draw:points="3910,0 0,564 3910,1128 7819,564">
          <text:p/>
        </draw:polygon>
        <draw:frame draw:style-name="gr12" draw:text-style-name="P2" draw:layer="layout" svg:width="3.583cm" svg:height="0.416cm" svg:x="14.216cm" svg:y="15.923cm">
          <draw:text-box>
            <text:p><text:span text:style-name="T1">appid2 == page.APPID?</text:span></text:p>
          </draw:text-box>
        </draw:frame>
        <draw:path draw:style-name="gr5" draw:text-style-name="P1" draw:layer="layout" svg:width="0cm" svg:height="0.727cm" svg:x="16cm" svg:y="14.657cm" svg:viewBox="0 0 0 728" svg:d="M0 0c0 219 0 483 0 728">
          <text:p/>
        </draw:path>
        <draw:polygon draw:style-name="gr6" draw:text-style-name="P1" draw:layer="layout" svg:width="0.14cm" svg:height="0.201cm" svg:x="15.929cm" svg:y="15.391cm" svg:viewBox="0 0 141 202" draw:points="141,0 71,202 0,0">
          <text:p/>
        </draw:polygon>
        <draw:polygon draw:style-name="gr7" draw:text-style-name="P1" draw:layer="layout" svg:width="0.14cm" svg:height="0.201cm" svg:x="15.929cm" svg:y="15.391cm" svg:viewBox="0 0 141 202" draw:points="141,0 71,202 0,0">
          <text:p/>
        </draw:polygon>
        <draw:polygon draw:style-name="gr19" draw:text-style-name="P1" draw:layer="layout" svg:width="5.803cm" svg:height="0.725cm" svg:x="13.098cm" svg:y="17.951cm" svg:viewBox="0 0 5804 726" draw:points="5804,0 0,0 0,726 5804,726">
          <text:p/>
        </draw:polygon>
        <draw:polygon draw:style-name="gr20" draw:text-style-name="P1" xml:id="id2" draw:id="id2" draw:layer="layout" svg:width="5.803cm" svg:height="0.725cm" svg:x="13.098cm" svg:y="17.951cm" svg:viewBox="0 0 5804 726" draw:points="5804,0 0,0 0,726 5804,726">
          <text:p/>
        </draw:polygon>
        <draw:frame draw:style-name="gr21" draw:text-style-name="P2" draw:layer="layout" svg:width="1.903cm" svg:height="0.416cm" svg:x="15.053cm" svg:y="18.08cm">
          <draw:text-box>
            <text:p><text:span text:style-name="T1">Access Deny</text:span></text:p>
          </draw:text-box>
        </draw:frame>
        <draw:path draw:style-name="gr5" draw:text-style-name="P1" draw:layer="layout" svg:width="0cm" svg:height="1.022cm" svg:x="16cm" svg:y="16.723cm" svg:viewBox="0 0 0 1023" svg:d="M0 0c0 314 0 708 0 1023">
          <text:p/>
        </draw:path>
        <draw:polygon draw:style-name="gr6" draw:text-style-name="P1" draw:layer="layout" svg:width="0.14cm" svg:height="0.201cm" svg:x="15.929cm" svg:y="17.748cm" svg:viewBox="0 0 141 202" draw:points="141,0 71,202 0,0">
          <text:p/>
        </draw:polygon>
        <draw:polygon draw:style-name="gr7" draw:text-style-name="P1" draw:layer="layout" svg:width="0.14cm" svg:height="0.201cm" svg:x="15.929cm" svg:y="17.748cm" svg:viewBox="0 0 141 202" draw:points="141,0 71,202 0,0">
          <text:p/>
        </draw:polygon>
        <draw:frame draw:style-name="gr22" draw:text-style-name="P3" draw:layer="layout" svg:width="0.205cm" svg:height="0.323cm" svg:x="16.04cm" svg:y="17.059cm">
          <draw:text-box>
            <text:p><text:span text:style-name="T2">N</text:span></text:p>
          </draw:text-box>
        </draw:frame>
        <draw:connector draw:style-name="gr23" draw:text-style-name="P1" draw:layer="layout" draw:type="line" svg:x1="9.149cm" svg:y1="18.314cm" svg:x2="13.098cm" svg:y2="18.314cm" draw:start-shape="id1" draw:start-glue-point="1" draw:end-shape="id2" draw:end-glue-point="3" svg:d="M9149 18314h3949">
          <text:p/>
        </draw:connector>
        <draw:frame draw:style-name="gr24" draw:text-style-name="P3" draw:layer="layout" svg:width="0.261cm" svg:height="0.383cm" svg:x="11.039cm" svg:y="17.9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7-21T17:14:30.44</dc:date>
    <dc:creator>harry feng</dc:creator>
    <meta:generator>OpenOffice/4.1.3$Win32 OpenOffice.org_project/413m1$Build-9783</meta:generator>
    <meta:editing-duration>PT3M57S</meta:editing-duration>
    <meta:editing-cycles>3</meta:editing-cycles>
    <meta:document-statistic meta:object-count="73"/>
  </office:meta>
</office:document-meta>
</file>